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FatemiMaqala" svg:font-family="FatemiMaqala" style:font-family-generic="system" style:font-pitch="variable" svg:panose-1="0 0 0 0 0 0 0 0 0 0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fo:text-align="end"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style:writing-mode="rl-tb"/>
    </style:style>
    <style:style style:name="T2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P3" style:parent-style-name="Standard" style:family="paragraph">
      <style:paragraph-properties fo:text-align="end" style:writing-mode="rl-tb"/>
    </style:style>
    <style:style style:name="T4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5" style:parent-style-name="DefaultParagraphFont" style:family="text">
      <style:text-properties style:font-name="FatemiMaqala" fo:font-size="18pt" style:font-size-asian="18pt" style:font-size-complex="18pt"/>
    </style:style>
    <style:style style:name="T6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P7" style:parent-style-name="Standard" style:list-style-name="LFO1" style:family="paragraph">
      <style:paragraph-properties style:writing-mode="rl-tb"/>
    </style:style>
    <style:style style:name="T8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9" style:parent-style-name="DefaultParagraphFont" style:family="text">
      <style:text-properties style:font-name="FatemiMaqala" fo:font-size="18pt" style:font-size-asian="18pt" style:font-size-complex="18pt"/>
    </style:style>
    <style:style style:name="T10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11" style:parent-style-name="DefaultParagraphFont" style:family="text">
      <style:text-properties style:font-name="FatemiMaqala" fo:font-size="18pt" style:font-size-asian="18pt" style:font-size-complex="18pt"/>
    </style:style>
    <style:style style:name="T12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P13" style:parent-style-name="Standard" style:list-style-name="LFO1" style:family="paragraph">
      <style:paragraph-properties style:writing-mode="rl-tb"/>
    </style:style>
    <style:style style:name="T14" style:parent-style-name="DefaultParagraphFont" style:family="text">
      <style:text-properties style:font-name="FatemiMaqala" fo:font-size="18pt" style:font-size-asian="18pt" style:font-size-complex="18pt"/>
    </style:style>
    <style:style style:name="T15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16" style:parent-style-name="DefaultParagraphFont" style:family="text">
      <style:text-properties style:font-name="FatemiMaqala" fo:font-size="18pt" style:font-size-asian="18pt" style:font-size-complex="18pt"/>
    </style:style>
    <style:style style:name="T17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18" style:parent-style-name="DefaultParagraphFont" style:family="text">
      <style:text-properties style:font-name="FatemiMaqala" fo:font-size="18pt" style:font-size-asian="18pt" style:font-size-complex="18pt"/>
    </style:style>
    <style:style style:name="T19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P20" style:parent-style-name="Standard" style:list-style-name="LFO1" style:family="paragraph">
      <style:paragraph-properties style:writing-mode="rl-tb"/>
    </style:style>
    <style:style style:name="T21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22" style:parent-style-name="DefaultParagraphFont" style:family="text">
      <style:text-properties style:font-name="FatemiMaqala" fo:font-size="18pt" style:font-size-asian="18pt" style:font-size-complex="18pt"/>
    </style:style>
    <style:style style:name="T23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24" style:parent-style-name="DefaultParagraphFont" style:family="text">
      <style:text-properties style:font-name="FatemiMaqala" fo:font-size="18pt" style:font-size-asian="18pt" style:font-size-complex="18pt"/>
    </style:style>
    <style:style style:name="T25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P26" style:parent-style-name="Standard" style:list-style-name="LFO1" style:family="paragraph">
      <style:paragraph-properties style:writing-mode="rl-tb"/>
    </style:style>
    <style:style style:name="T27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28" style:parent-style-name="DefaultParagraphFont" style:family="text">
      <style:text-properties style:font-name="FatemiMaqala" fo:font-size="18pt" style:font-size-asian="18pt" style:font-size-complex="18pt"/>
    </style:style>
    <style:style style:name="T29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P30" style:parent-style-name="Standard" style:list-style-name="LFO1" style:family="paragraph">
      <style:paragraph-properties style:writing-mode="rl-tb"/>
    </style:style>
    <style:style style:name="T31" style:parent-style-name="DefaultParagraphFont" style:family="text">
      <style:text-properties style:font-name="FatemiMaqala" fo:font-size="18pt" style:font-size-asian="18pt" style:font-size-complex="18pt"/>
    </style:style>
    <style:style style:name="T32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33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P34" style:parent-style-name="Standard" style:list-style-name="LFO1" style:family="paragraph">
      <style:paragraph-properties style:writing-mode="rl-tb"/>
    </style:style>
    <style:style style:name="T35" style:parent-style-name="DefaultParagraphFont" style:family="text">
      <style:text-properties style:font-name="FatemiMaqala" fo:font-size="18pt" style:font-size-asian="18pt" style:font-size-complex="18pt"/>
    </style:style>
    <style:style style:name="T36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37" style:parent-style-name="DefaultParagraphFont" style:family="text">
      <style:text-properties style:font-name="FatemiMaqala" fo:font-size="18pt" style:font-size-asian="18pt" style:font-size-complex="18pt"/>
    </style:style>
    <style:style style:name="T38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P39" style:parent-style-name="Standard" style:list-style-name="LFO1" style:family="paragraph">
      <style:paragraph-properties style:writing-mode="rl-tb"/>
    </style:style>
    <style:style style:name="T40" style:parent-style-name="DefaultParagraphFont" style:family="text">
      <style:text-properties style:font-name="FatemiMaqala" fo:font-size="18pt" style:font-size-asian="18pt" style:font-size-complex="18pt"/>
    </style:style>
    <style:style style:name="T41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42" style:parent-style-name="DefaultParagraphFont" style:family="text">
      <style:text-properties style:font-name="FatemiMaqala" fo:font-size="18pt" style:font-size-asian="18pt" style:font-size-complex="18pt"/>
    </style:style>
    <style:style style:name="T43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P44" style:parent-style-name="Standard" style:list-style-name="LFO1" style:family="paragraph">
      <style:paragraph-properties style:writing-mode="rl-tb"/>
    </style:style>
    <style:style style:name="T45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46" style:parent-style-name="DefaultParagraphFont" style:family="text">
      <style:text-properties style:font-name="FatemiMaqala" fo:font-size="18pt" style:font-size-asian="18pt" style:font-size-complex="18pt"/>
    </style:style>
    <style:style style:name="T47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48" style:parent-style-name="DefaultParagraphFont" style:family="text">
      <style:text-properties style:font-name="FatemiMaqala" fo:font-size="18pt" style:font-size-asian="18pt" style:font-size-complex="18pt"/>
    </style:style>
    <style:style style:name="T49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olumn51" style:family="table-column">
      <style:table-column-properties style:column-width="2.3083in" style:use-optimal-column-width="false"/>
    </style:style>
    <style:style style:name="TableColumn52" style:family="table-column">
      <style:table-column-properties style:column-width="2.3083in" style:use-optimal-column-width="false"/>
    </style:style>
    <style:style style:name="TableColumn53" style:family="table-column">
      <style:table-column-properties style:column-width="2.3083in" style:use-optimal-column-width="false"/>
    </style:style>
    <style:style style:name="Table50" style:family="table">
      <style:table-properties style:width="6.925in" fo:margin-left="0in" style:writing-mode="rl-tb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Heading" style:family="paragraph">
      <style:paragraph-properties style:writing-mode="rl-tb"/>
    </style:style>
    <style:style style:name="T57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58" style:parent-style-name="DefaultParagraphFont" style:family="text">
      <style:text-properties style:font-name="FatemiMaqala" fo:font-size="18pt" style:font-size-asian="18pt" style:font-size-complex="18pt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Heading" style:family="paragraph">
      <style:paragraph-properties style:writing-mode="rl-tb"/>
      <style:text-properties style:font-name="FatemiMaqala" fo:font-size="18pt" style:font-size-asian="18pt" style:font-size-complex="18pt"/>
    </style:style>
    <style:style style:name="TableCell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2" style:parent-style-name="TableHeading" style:family="paragraph">
      <style:paragraph-properties style:writing-mode="rl-tb"/>
      <style:text-properties style:font-name="FatemiMaqala" fo:font-size="18pt" style:font-size-asian="18pt" style:font-size-complex="1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 style:writing-mode="rl-tb"/>
    </style:style>
    <style:style style:name="T66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 style:writing-mode="rl-tb"/>
    </style:style>
    <style:style style:name="T69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70" style:parent-style-name="DefaultParagraphFont" style:family="text">
      <style:text-properties style:font-name="FatemiMaqala" fo:font-size="18pt" style:font-size-asian="18pt" style:font-size-complex="18pt"/>
    </style:style>
    <style:style style:name="T71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 style:writing-mode="rl-tb"/>
    </style:style>
    <style:style style:name="T77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 style:writing-mode="rl-tb"/>
    </style:style>
    <style:style style:name="T80" style:parent-style-name="DefaultParagraphFont" style:family="text">
      <style:text-properties style:font-name="FatemiMaqala" fo:font-size="18pt" style:font-size-asian="18pt" style:font-size-complex="18pt"/>
    </style:style>
    <style:style style:name="T81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82" style:parent-style-name="DefaultParagraphFont" style:family="text">
      <style:text-properties style:font-name="FatemiMaqala" fo:font-size="18pt" style:font-size-asian="18pt" style:font-size-complex="18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 style:writing-mode="rl-tb"/>
    </style:style>
    <style:style style:name="T88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 style:writing-mode="rl-tb"/>
    </style:style>
    <style:style style:name="T91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92" style:parent-style-name="DefaultParagraphFont" style:family="text">
      <style:text-properties style:font-name="FatemiMaqala" fo:font-size="18pt" style:font-size-asian="18pt" style:font-size-complex="1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 style:writing-mode="rl-tb"/>
    </style:style>
    <style:style style:name="T98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 style:writing-mode="rl-tb"/>
    </style:style>
    <style:style style:name="T101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 style:writing-mode="rl-tb"/>
    </style:style>
    <style:style style:name="T107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 style:writing-mode="rl-tb"/>
    </style:style>
    <style:style style:name="T110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 style:writing-mode="rl-tb"/>
    </style:style>
    <style:style style:name="T116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 style:writing-mode="rl-tb"/>
    </style:style>
    <style:style style:name="T119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 style:writing-mode="rl-tb"/>
    </style:style>
    <style:style style:name="T125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 style:writing-mode="rl-tb"/>
    </style:style>
    <style:style style:name="T128" style:parent-style-name="DefaultParagraphFont" style:family="text">
      <style:text-properties style:font-name="FatemiMaqala" fo:font-size="18pt" style:font-size-asian="18pt" style:font-size-complex="18pt"/>
    </style:style>
    <style:style style:name="T129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130" style:parent-style-name="DefaultParagraphFont" style:family="text">
      <style:text-properties style:font-name="FatemiMaqala" fo:font-size="18pt" style:font-size-asian="18pt" style:font-size-complex="18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 style:writing-mode="rl-tb"/>
    </style:style>
    <style:style style:name="T136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 style:writing-mode="rl-tb"/>
    </style:style>
    <style:style style:name="T144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 style:writing-mode="rl-tb"/>
    </style:style>
    <style:style style:name="T152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 style:writing-mode="rl-tb"/>
    </style:style>
    <style:style style:name="T160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 style:writing-mode="rl-tb"/>
    </style:style>
    <style:style style:name="T168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 style:writing-mode="rl-tb"/>
    </style:style>
    <style:style style:name="T176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 style:writing-mode="rl-tb"/>
    </style:style>
    <style:style style:name="T184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 style:writing-mode="rl-tb"/>
    </style:style>
    <style:style style:name="T192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 style:writing-mode="rl-tb"/>
    </style:style>
    <style:style style:name="T200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 style:writing-mode="rl-tb"/>
    </style:style>
    <style:style style:name="T208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 style:writing-mode="rl-tb"/>
    </style:style>
    <style:style style:name="T216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 style:writing-mode="rl-tb"/>
    </style:style>
    <style:style style:name="T224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 style:writing-mode="rl-tb"/>
    </style:style>
    <style:style style:name="T232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 style:writing-mode="rl-tb"/>
    </style:style>
    <style:style style:name="T240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 style:writing-mode="rl-tb"/>
    </style:style>
    <style:style style:name="T248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 style:writing-mode="rl-tb"/>
    </style:style>
    <style:style style:name="T256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 style:writing-mode="rl-tb"/>
    </style:style>
    <style:style style:name="T264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 style:writing-mode="rl-tb"/>
    </style:style>
    <style:style style:name="T272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 style:writing-mode="rl-tb"/>
    </style:style>
    <style:style style:name="T280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 style:writing-mode="rl-tb"/>
    </style:style>
    <style:style style:name="T288" style:parent-style-name="DefaultParagraphFont" style:family="text">
      <style:text-properties style:font-name="FatemiMaqala" style:font-name-asian="FatemiMaqala" fo:font-size="18pt" style:font-size-asian="18pt" style:font-size-complex="18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 style:writing-mode="rl-tb"/>
      <style:text-properties style:font-name="FatemiMaqala" fo:font-size="18pt" style:font-size-asian="18pt" style:font-size-complex="18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end" style:writing-mode="rl-tb"/>
      <style:text-properties style:font-name="FatemiMaqala" fo:font-size="18pt" style:font-size-asian="18pt" style:font-size-complex="18pt"/>
    </style:style>
    <style:style style:name="P293" style:parent-style-name="Standard" style:family="paragraph">
      <style:paragraph-properties style:writing-mode="rl-tb"/>
    </style:style>
    <style:style style:name="T294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295" style:parent-style-name="DefaultParagraphFont" style:family="text">
      <style:text-properties style:font-name="FatemiMaqala" fo:font-size="18pt" style:font-size-asian="18pt" style:font-size-complex="18pt"/>
    </style:style>
    <style:style style:name="T296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297" style:parent-style-name="DefaultParagraphFont" style:family="text">
      <style:text-properties style:font-name="FatemiMaqala" fo:font-size="18pt" style:font-size-asian="18pt" style:font-size-complex="18pt"/>
    </style:style>
    <style:style style:name="T298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299" style:parent-style-name="DefaultParagraphFont" style:family="text">
      <style:text-properties style:font-name="FatemiMaqala" fo:font-size="18pt" style:font-size-asian="18pt" style:font-size-complex="18pt"/>
    </style:style>
    <style:style style:name="T300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301" style:parent-style-name="DefaultParagraphFont" style:family="text">
      <style:text-properties style:font-name="FatemiMaqala" fo:font-size="18pt" style:font-size-asian="18pt" style:font-size-complex="18pt"/>
    </style:style>
    <style:style style:name="T302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T303" style:parent-style-name="DefaultParagraphFont" style:family="text">
      <style:text-properties style:font-name="FatemiMaqala" fo:font-size="18pt" style:font-size-asian="18pt" style:font-size-complex="18pt"/>
    </style:style>
    <style:style style:name="T304" style:parent-style-name="DefaultParagraphFont" style:family="text">
      <style:text-properties style:font-name="FatemiMaqala" fo:font-size="18pt" style:font-size-asian="18pt" style:font-size-complex="18pt" style:language-complex="ar" style:country-complex="SA"/>
    </style:style>
    <style:style style:name="P305" style:parent-style-name="Standard" style:family="paragraph">
      <style:paragraph-properties style:writing-mode="rl-tb"/>
      <style:text-properties style:font-name="FatemiMaqala" fo:font-size="18pt" style:font-size-asian="18pt" style:font-size-complex="18pt" style:language-complex="ar" style:country-complex="SA"/>
    </style:style>
    <style:style style:name="T306" style:parent-style-name="DefaultParagraphFont" style:family="text">
      <style:text-properties style:font-name="FatemiMaqala" fo:font-size="18pt" style:font-size-asian="18pt" style:font-size-complex="18pt"/>
    </style:style>
  </office:automatic-styles>
  <office:body>
    <office:text text:use-soft-page-breaks="true">
      <text:p text:style-name="P1"><text:span text:style-name="T2">بسم الله الرحمن الرحيم</text:span></text:p>
      <text:p text:style-name="P3"><text:span text:style-name="T4">مملوك سيدنا المنعام ط ع جونا "الفاطمي" فونٹس نے بعض<text:s/></text:span><text:span text:style-name="T5">edits</text:span><text:span text:style-name="T6"><text:s/>کیدا چھے، تہ اٰمثل چھے:</text:span></text:p>
      <text:list text:style-name="LFO1" text:continue-numbering="true">
        <text:list-item>
          <text:p text:style-name="P7"><text:span text:style-name="T8">سگلا<text:s/></text:span><text:span text:style-name="T9">punctuation marks</text:span><text:span text:style-name="T10"><text:s/>برابر<text:s/></text:span><text:span text:style-name="T11">display</text:span><text:span text:style-name="T12"><text:s/>تھائي چھے ({،}،&lt;،&gt;،/،[،]،÷،×،؛)</text:span></text:p>
        </text:list-item>
        <text:list-item>
          <text:p text:style-name="P13"><text:span text:style-name="T14">unicode-compliant</text:span><text:span text:style-name="T15"><text:s/>چھے (ہر<text:s/></text:span><text:span text:style-name="T16">device</text:span><text:span text:style-name="T17"><text:s/>پر برابر بتاؤسے، 100</text:span><text:span text:style-name="T18">Milad</text:span><text:span text:style-name="T19"><text:s/>فونٹس جیم)</text:span></text:p>
          <text:list text:continue-numbering="true">
            <text:list-item>
              <text:p text:style-name="P20"><text:span text:style-name="T21">"طول الله عمره الشريف "نو<text:s/></text:span><text:span text:style-name="T22">symbol</text:span><text:span text:style-name="T23"><text:s/>ناهني "ط" ني جگہ پر نتھي، اهنا بدل<text:s/></text:span><text:span text:style-name="T24">uniE837</text:span><text:span text:style-name="T25"><text:s/>اوپر چھے،</text:span></text:p>
            </text:list-item>
            <text:list-item>
              <text:p text:style-name="P26"><text:span text:style-name="T27">جزم ني جگہ پر جزم چھے "ـــْـــ"، كھڑا زبر ني جگہ پر کھڑو زبر "ــــٰـــ" (</text:span><text:span text:style-name="T28">uni0670</text:span><text:span text:style-name="T29">)</text:span></text:p>
            </text:list-item>
            <text:list-item>
              <text:p text:style-name="P30"><text:span text:style-name="T31">Private Use Area</text:span><text:span text:style-name="T32"><text:s/>ن</text:span><text:span text:style-name="T33">ے استعمال کروا ما اٰیو چھے (ضمیمۃ )</text:span></text:p>
            </text:list-item>
          </text:list>
        </text:list-item>
        <text:list-item>
          <text:p text:style-name="P34"><text:span text:style-name="T35">display</text:span><text:span text:style-name="T36"><text:s/>ما زیادہ خوبي اٰوے، اہنا واسطے خاص<text:s/></text:span><text:span text:style-name="T37">edits</text:span><text:span text:style-name="T38">:</text:span></text:p>
          <text:list text:continue-numbering="true">
            <text:list-item>
              <text:p text:style-name="P39"><text:span text:style-name="T40">glyphs</text:span><text:span text:style-name="T41"><text:s/>نا درمیان جگہ کم کري چھے، تا کہ برابر جووائي(وچما<text:s/></text:span><text:span text:style-name="T42">gaps</text:span><text:span text:style-name="T43"><text:s/>نہ رہے)</text:span></text:p>
            </text:list-item>
            <text:list-item>
              <text:p text:style-name="P44"><text:span text:style-name="T45">تعظیم واسطے خاص<text:s/></text:span><text:span text:style-name="T46">glyphs</text:span><text:span text:style-name="T47"><text:s/>(تا کہ<text:s/></text:span><text:span text:style-name="T48">presentation</text:span><text:span text:style-name="T49"><text:s/>برابر تھائي)- ط ع ، رض ، ع م ،</text:span></text:p>
            </text:list-item>
          </text:list>
        </text:list-item>
      </text:list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<text:span text:style-name="T57">نوا<text:s/></text:span><text:span text:style-name="T58">characters</text:span></text:p>
          </table:table-cell>
          <table:table-cell table:style-name="TableCell59">
            <text:p text:style-name="P60">Unicode characters</text:p>
          </table:table-cell>
          <table:table-cell table:style-name="TableCell61">
            <text:p text:style-name="P62">notes</text:p>
          </table:table-cell>
        </table:table-row>
        <table:table-row table:style-name="TableRow63">
          <table:table-cell table:style-name="TableCell64">
            <text:p text:style-name="P65"><text:span text:style-name="T66">ط ع</text:span></text:p>
          </table:table-cell>
          <table:table-cell table:style-name="TableCell67">
            <text:p text:style-name="P68"><text:span text:style-name="T69">ط +<text:s/></text:span><text:span text:style-name="T70">space</text:span><text:span text:style-name="T71"><text:s/>+ ع</text:span>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<text:span text:style-name="T77"><text:s/>رض</text:span></text:p>
          </table:table-cell>
          <table:table-cell table:style-name="TableCell78">
            <text:p text:style-name="P79"><text:span text:style-name="T80">Space</text:span><text:span text:style-name="T81"><text:s/>+ ر +ض+</text:span><text:span text:style-name="T82">space</text:span>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<text:span text:style-name="T88">ع م</text:span></text:p>
          </table:table-cell>
          <table:table-cell table:style-name="TableCell89">
            <text:p text:style-name="P90"><text:span text:style-name="T91">ع + م +</text:span><text:span text:style-name="T92">space</text:span>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<text:span text:style-name="T98">ؑ</text:span></text:p>
          </table:table-cell>
          <table:table-cell table:style-name="TableCell99">
            <text:p text:style-name="P100"><text:span text:style-name="T101">0611</text:span>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<text:span text:style-name="T107">ؓ</text:span></text:p>
          </table:table-cell>
          <table:table-cell table:style-name="TableCell108">
            <text:p text:style-name="P109"><text:span text:style-name="T110">0613</text:span>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<text:span text:style-name="T116">ؐ</text:span></text:p>
          </table:table-cell>
          <table:table-cell table:style-name="TableCell117">
            <text:p text:style-name="P118"><text:span text:style-name="T119">0610</text:span>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<text:span text:style-name="T125">صلع</text:span></text:p>
          </table:table-cell>
          <table:table-cell table:style-name="TableCell126">
            <text:p text:style-name="P127"><text:span text:style-name="T128">space</text:span><text:span text:style-name="T129">+ص + ل+ ع +</text:span><text:span text:style-name="T130">space</text:span>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<text:span text:style-name="T136"></text:span></text:p>
          </table:table-cell>
          <table:table-cell table:style-name="TableCell137">
            <text:p text:style-name="P138">E820</text:p>
          </table:table-cell>
          <table:table-cell table:style-name="TableCell139">
            <text:p text:style-name="P140"/>
          </table:table-cell>
        </table:table-row>
        <text:soft-page-break/>
        <table:table-row table:style-name="TableRow141">
          <table:table-cell table:style-name="TableCell142">
            <text:p text:style-name="P143"><text:span text:style-name="T144"></text:span></text:p>
          </table:table-cell>
          <table:table-cell table:style-name="TableCell145">
            <text:p text:style-name="P146">E821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<text:span text:style-name="T152"></text:span></text:p>
          </table:table-cell>
          <table:table-cell table:style-name="TableCell153">
            <text:p text:style-name="P154">E823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<text:span text:style-name="T160"></text:span></text:p>
          </table:table-cell>
          <table:table-cell table:style-name="TableCell161">
            <text:p text:style-name="P162">E824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<text:span text:style-name="T168"></text:span></text:p>
          </table:table-cell>
          <table:table-cell table:style-name="TableCell169">
            <text:p text:style-name="P170">E825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<text:span text:style-name="T176"></text:span></text:p>
          </table:table-cell>
          <table:table-cell table:style-name="TableCell177">
            <text:p text:style-name="P178">E826</text:p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<text:span text:style-name="T184"></text:span></text:p>
          </table:table-cell>
          <table:table-cell table:style-name="TableCell185">
            <text:p text:style-name="P186">E827</text:p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<text:span text:style-name="T192"></text:span></text:p>
          </table:table-cell>
          <table:table-cell table:style-name="TableCell193">
            <text:p text:style-name="P194">E828</text:p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<text:span text:style-name="T200"></text:span></text:p>
          </table:table-cell>
          <table:table-cell table:style-name="TableCell201">
            <text:p text:style-name="P202">E829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<text:span text:style-name="T208"></text:span></text:p>
          </table:table-cell>
          <table:table-cell table:style-name="TableCell209">
            <text:p text:style-name="P210">E830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<text:span text:style-name="T216"></text:span></text:p>
          </table:table-cell>
          <table:table-cell table:style-name="TableCell217">
            <text:p text:style-name="P218">E831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<text:span text:style-name="T224"></text:span></text:p>
          </table:table-cell>
          <table:table-cell table:style-name="TableCell225">
            <text:p text:style-name="P226">E832</text:p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<text:span text:style-name="T232"></text:span></text:p>
          </table:table-cell>
          <table:table-cell table:style-name="TableCell233">
            <text:p text:style-name="P234">E833</text:p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<text:span text:style-name="T240"></text:span></text:p>
          </table:table-cell>
          <table:table-cell table:style-name="TableCell241">
            <text:p text:style-name="P242">E834</text:p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<text:span text:style-name="T248"></text:span></text:p>
          </table:table-cell>
          <table:table-cell table:style-name="TableCell249">
            <text:p text:style-name="P250">E835</text:p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<text:span text:style-name="T256"></text:span></text:p>
          </table:table-cell>
          <table:table-cell table:style-name="TableCell257">
            <text:p text:style-name="P258">E836</text:p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<text:span text:style-name="T264"></text:span></text:p>
          </table:table-cell>
          <table:table-cell table:style-name="TableCell265">
            <text:p text:style-name="P266">E838</text:p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<text:span text:style-name="T272"></text:span></text:p>
          </table:table-cell>
          <table:table-cell table:style-name="TableCell273">
            <text:p text:style-name="P274">E839</text:p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<text:span text:style-name="T280"></text:span></text:p>
          </table:table-cell>
          <table:table-cell table:style-name="TableCell281">
            <text:p text:style-name="P282">E837</text:p>
          </table:table-cell>
          <table:table-cell table:style-name="TableCell283">
            <text:p text:style-name="P284"/>
          </table:table-cell>
        </table:table-row>
        <text:soft-page-break/>
        <table:table-row table:style-name="TableRow285">
          <table:table-cell table:style-name="TableCell286">
            <text:p text:style-name="P287"><text:span text:style-name="T288"></text:span></text:p>
          </table:table-cell>
          <table:table-cell table:style-name="TableCell289">
            <text:p text:style-name="P290">E840</text:p>
          </table:table-cell>
          <table:table-cell table:style-name="TableCell291">
            <text:p text:style-name="P292"/>
          </table:table-cell>
        </table:table-row>
      </table:table>
      <text:p text:style-name="P293"><text:span text:style-name="T294">جہ<text:s/></text:span><text:span text:style-name="T295">numbers</text:span><text:span text:style-name="T296"><text:s/>اٰپا چھے، یہ<text:s/></text:span><text:span text:style-name="T297">special characters</text:span><text:span text:style-name="T298"><text:s/>ذريعة سي ناكهي سكائي چھے، (</text:span><text:span text:style-name="T299">Word</text:span><text:span text:style-name="T300"><text:s/>ما<text:s/></text:span><text:span text:style-name="T301">number</text:span><text:span text:style-name="T302"><text:s/>ناکھوا پچھي<text:s/></text:span><text:span text:style-name="T303">Alt+X</text:span><text:span text:style-name="T304"><text:s/>دباوو)</text:span></text:p>
      <text:p text:style-name="P305"/>
      <text:p text:style-name="Standard"><text:span text:style-name="T306">Link: github.com/abdealikhurrum/font-fatem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FatemiMaqala" svg:font-family="FatemiMaqala" style:font-family-generic="system" style:font-pitch="variable" svg:panose-1="0 0 0 0 0 0 0 0 0 0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complex="FatemiMaqala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fo:text-align="end"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bdeali Jamali</meta:initial-creator>
    <dc:creator>Abdeali Jamali</dc:creator>
    <meta:creation-date>2014-09-29T01:07:00Z</meta:creation-date>
    <dc:date>2016-01-20T17:12:00Z</dc:date>
    <meta:template xlink:href="Normal.dotm" xlink:type="simple"/>
    <meta:editing-cycles>7</meta:editing-cycles>
    <meta:editing-duration>PT1440S</meta:editing-duration>
    <meta:document-statistic meta:page-count="3" meta:paragraph-count="2" meta:word-count="172" meta:character-count="1153" meta:row-count="8" meta:non-whitespace-character-count="983"/>
  </office:meta>
</office:document-meta>
</file>